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 Light" svg:font-family="'Work Sans Light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Work Sans Light"/>
    </style:style>
    <style:style style:name="P2" style:family="paragraph" style:parent-style-name="Text_20_body">
      <style:text-properties style:font-name="Work Sans Light" officeooo:rsid="001d939e" officeooo:paragraph-rsid="001d939e"/>
    </style:style>
    <style:style style:name="P3" style:family="paragraph" style:parent-style-name="Text_20_body">
      <style:text-properties style:font-name="Work Sans Light" officeooo:paragraph-rsid="001e0744"/>
    </style:style>
    <style:style style:name="P4" style:family="paragraph" style:parent-style-name="Standard">
      <style:text-properties style:font-name="Work Sans Light"/>
    </style:style>
    <style:style style:name="P5" style:family="paragraph" style:parent-style-name="Standard">
      <style:text-properties style:font-name="Work Sans Light" fo:font-size="12pt" officeooo:rsid="0003f714" officeooo:paragraph-rsid="001bb92c" style:font-size-asian="12pt" style:font-size-complex="12pt"/>
    </style:style>
    <style:style style:name="P6" style:family="paragraph" style:parent-style-name="Standard">
      <style:text-properties style:font-name="Work Sans Light" officeooo:rsid="001b0d26" officeooo:paragraph-rsid="001b0d26"/>
    </style:style>
    <style:style style:name="P7" style:family="paragraph" style:parent-style-name="Standard">
      <style:text-properties style:font-name="Work Sans Light" officeooo:paragraph-rsid="001b0d26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Work Sans Light" officeooo:rsid="001b0d26" officeooo:paragraph-rsid="001b0d26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Work Sans Light" officeooo:rsid="001b0d26" officeooo:paragraph-rsid="001b0d26"/>
    </style:style>
    <style:style style:name="T1" style:family="text">
      <style:text-properties officeooo:rsid="0047baed"/>
    </style:style>
    <style:style style:name="T2" style:family="text">
      <style:text-properties officeooo:rsid="000fb2ff"/>
    </style:style>
    <style:style style:name="T3" style:family="text">
      <style:text-properties officeooo:rsid="001bef90"/>
    </style:style>
    <style:style style:name="T4" style:family="text">
      <style:text-properties officeooo:rsid="001d939e"/>
    </style:style>
    <style:style style:name="T5" style:family="text">
      <style:text-properties fo:font-size="12pt" officeooo:rsid="000d3785" style:font-size-asian="12pt" style:font-size-complex="12pt"/>
    </style:style>
    <style:style style:name="T6" style:family="text">
      <style:text-properties fo:font-size="12pt" officeooo:rsid="000fb2ff" style:font-size-asian="12pt" style:font-size-complex="12pt"/>
    </style:style>
    <style:style style:name="T7" style:family="text">
      <style:text-properties fo:font-size="12pt" officeooo:rsid="001e0744" style:font-size-asian="12pt" style:font-size-complex="12pt"/>
    </style:style>
    <style:style style:name="T8" style:family="text">
      <style:text-properties officeooo:rsid="001e07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raft project vision/mission statement <text:span text:style-name="T3">(in progress)</text:span></text:p>
      <text:p text:style-name="P4"/>
      <text:p text:style-name="P4"/>
      <text:p text:style-name="P4"/>
      <text:p text:style-name="P8">General</text:p>
      <text:p text:style-name="P4"/>
      <text:p text:style-name="P5">Libre Graphics Community Print Shoppe, a community owned and run cooperative maker space for digital skill development and Free software visual communication tools. <text:span text:style-name="T1">A model that can be replicated, using a successful example such as </text:span><text:a xlink:type="simple" xlink:href="https://access-space.org/" text:style-name="Internet_20_link" text:visited-style-name="Visited_20_Internet_20_Link"><text:span text:style-name="T1">Access Space</text:span></text:a><text:span text:style-name="T1">, Libre Graphics Community Print Shoppe is an amazing opportunity leading to a shared resource, broader digital diversity for creatives but also a platform that increases access to digital literacy education in an open, community-driven way. This project space is a perfect case study and an art project itself, examining self-organised, self-governed creative practice in the tradition of artist-run spaces of London East End and socially embedded art practice. </text:span></text:p>
      <text:p text:style-name="P6"/>
      <text:p text:style-name="P6"/>
      <text:p text:style-name="P6"/>
      <text:p text:style-name="P9">More specific</text:p>
      <text:p text:style-name="P7"/>
      <text:p text:style-name="P3"><text:span text:style-name="T5">I believe </text:span><text:span text:style-name="T6">high quality </text:span><text:span text:style-name="T5">digital skill development and digital creativity should not stay locked in traditional educational and art institutions </text:span><text:span text:style-name="T7">thus </text:span>I’m working with local residents of Haggerston, Dalston and Hoxton interested in digital skill development activities through mutual support to promote Free software and <text:span text:style-name="T8">L</text:span>ibre <text:span text:style-name="T8">G</text:span>raphics culture so that they can <text:span text:style-name="T8">enrich</text:span> visual communication practice and thrive in the digital age.</text:p>
      <text:p text:style-name="P1">I am working F/L/O because it creates foundation for collaboration and <text:span text:style-name="T4">challenges</text:span> previously held conception of authorship.</text:p>
      <text:p text:style-name="P1"/>
      <text:p text:style-name="P2">Typeface Work Sans Ligh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 Light" svg:font-family="'Work Sans Light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1:02:11.447725035</meta:creation-date>
    <dc:date>2018-10-21T11:09:42.694042002</dc:date>
    <meta:editing-duration>PT7M29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197" meta:character-count="1351" meta:non-whitespace-character-count="1160"/>
  </office:meta>
</office:document-meta>
</file>